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<text:s text:c="9"/>581748 function calls (580708 primitive calls) in 3.862 second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 text:c="3"/>Ordered by: internal time</text:p>
          </table:table-cell>
          <table:table-cell table:number-columns-repeated="5"/>
        </table:table-row>
        <table:table-row table:style-name="ro1">
          <table:table-cell office:value-type="string">
            <text:p><text:s text:c="3"/>List reduced from 70 to 50 due to restriction &lt;50&gt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<text:s text:c="3"/>ncalls <text:s/>tottime <text:s/>percall <text:s/>cumtime <text:s/>percall filename:lineno(function)</text:p>
          </table:table-cell>
          <table:table-cell table:number-columns-repeated="5"/>
        </table:table-row>
        <table:table-row table:style-name="ro2">
          <table:table-cell office:value-type="string">
            <text:p><text:s text:c="4"/>62828 <text:s text:c="3"/>0.611 <text:s text:c="3"/>0.000 <text:s text:c="3"/>1.015 <text:s text:c="3"/>0.000 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3.4</text:p>
          </table:table-cell>
          <table:table-cell office:value-type="string">
            <text:p>random.py:220(_randbelow)</text:p>
          </table:table-cell>
          <table:table-cell/>
        </table:table-row>
        <table:table-row table:style-name="ro2">
          <table:table-cell office:value-type="string">
            <text:p><text:s text:c="4"/>59288 <text:s text:c="3"/>0.499 <text:s text:c="3"/>0.000 <text:s text:c="3"/>1.454 <text:s text:c="3"/>0.000 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3.4</text:p>
          </table:table-cell>
          <table:table-cell office:value-type="string">
            <text:p>random.py:170(randrange)</text:p>
          </table:table-cell>
          <table:table-cell/>
        </table:table-row>
        <table:table-row table:style-name="ro2">
          <table:table-cell office:value-type="string">
            <text:p><text:s text:c="4"/>24547 <text:s text:c="3"/>0.417 <text:s text:c="3"/>0.000 <text:s text:c="3"/>2.872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613(take_turn)</text:p>
          </table:table-cell>
          <table:table-cell table:number-columns-repeated="2"/>
        </table:table-row>
        <table:table-row table:style-name="ro2">
          <table:table-cell office:value-type="string">
            <text:p><text:s text:c="4"/>49094 <text:s text:c="3"/>0.377 <text:s text:c="3"/>0.000 <text:s text:c="3"/>0.432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434(develop_properties)</text:p>
          </table:table-cell>
          <table:table-cell table:number-columns-repeated="2"/>
        </table:table-row>
        <table:table-row table:style-name="ro2">
          <table:table-cell office:value-type="string">
            <text:p><text:s text:c="6"/>100 <text:s text:c="3"/>0.333 <text:s text:c="3"/>0.003 <text:s text:c="3"/>3.715 <text:s text:c="3"/>0.037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708(play)</text:p>
          </table:table-cell>
          <table:table-cell table:number-columns-repeated="2"/>
        </table:table-row>
        <table:table-row table:style-name="ro2">
          <table:table-cell office:value-type="string">
            <text:p><text:s text:c="4"/>59288 <text:s text:c="3"/>0.315 <text:s text:c="3"/>0.000 <text:s text:c="3"/>1.769 <text:s text:c="3"/>0.000 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3.4</text:p>
          </table:table-cell>
          <table:table-cell office:value-type="string">
            <text:p>random.py:214(randint)</text:p>
          </table:table-cell>
          <table:table-cell/>
        </table:table-row>
        <table:table-row table:style-name="ro2">
          <table:table-cell office:value-type="string">
            <text:p><text:s text:c="4"/>84290 <text:s text:c="3"/>0.237 <text:s text:c="3"/>0.000 <text:s text:c="3"/>0.237 <text:s text:c="3"/>0.000 :0(getrandbits)</text:p>
          </table:table-cell>
          <table:table-cell table:number-columns-repeated="5"/>
        </table:table-row>
        <table:table-row table:style-name="ro2">
          <table:table-cell office:value-type="float" office:value="28726">
            <text:p>28726</text:p>
          </table:table-cell>
          <table:table-cell office:value-type="string">
            <text:p>27698 <text:s text:c="3"/>0.205 <text:s text:c="3"/>0.000 <text:s text:c="3"/>0.620 <text:s text:c="3"/>0.000 </text:p>
          </table:table-cell>
          <table:table-cell office:value-type="string">
            <text:p>monopoly</text:p>
          </table:table-cell>
          <table:table-cell office:value-type="string">
            <text:p>Prof Lamb's Strange Musings</text:p>
          </table:table-cell>
          <table:table-cell office:value-type="string">
            <text:p>monopoly.py:548(board_action)</text:p>
          </table:table-cell>
          <table:table-cell/>
        </table:table-row>
        <table:table-row table:style-name="ro1">
          <table:table-cell office:value-type="string">
            <text:p><text:s text:c="4"/>62828 <text:s text:c="3"/>0.167 <text:s text:c="3"/>0.000 <text:s text:c="3"/>0.167 <text:s text:c="3"/>0.000 :0(bit_length)</text:p>
          </table:table-cell>
          <table:table-cell table:number-columns-repeated="5"/>
        </table:table-row>
        <table:table-row table:style-name="ro2">
          <table:table-cell office:value-type="string">
            <text:p><text:s text:c="5"/>8124 <text:s text:c="3"/>0.119 <text:s text:c="3"/>0.000 <text:s text:c="3"/>0.238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310(pay_rent)</text:p>
          </table:table-cell>
          <table:table-cell table:number-columns-repeated="2"/>
        </table:table-row>
        <table:table-row table:style-name="ro2">
          <table:table-cell office:value-type="string">
            <text:p><text:s text:c="4"/>27698 <text:s text:c="3"/>0.098 <text:s text:c="3"/>0.000 <text:s text:c="3"/>0.111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268(move_ahead)</text:p>
          </table:table-cell>
          <table:table-cell table:number-columns-repeated="2"/>
        </table:table-row>
        <table:table-row table:style-name="ro2">
          <table:table-cell office:value-type="string">
            <text:p><text:s text:c="4"/>28522 <text:s text:c="3"/>0.091 <text:s text:c="3"/>0.000 <text:s text:c="3"/>0.093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378(change_money)</text:p>
          </table:table-cell>
          <table:table-cell table:number-columns-repeated="2"/>
        </table:table-row>
        <table:table-row table:style-name="ro2">
          <table:table-cell office:value-type="string">
            <text:p><text:s text:c="4"/>24547 <text:s text:c="3"/>0.074 <text:s text:c="3"/>0.000 <text:s text:c="3"/>0.075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687(update_status)</text:p>
          </table:table-cell>
          <table:table-cell table:number-columns-repeated="2"/>
        </table:table-row>
        <table:table-row table:style-name="ro1">
          <table:table-cell office:value-type="string">
            <text:p><text:s text:c="5"/>9161 <text:s text:c="3"/>0.037 <text:s text:c="3"/>0.000 <text:s text:c="3"/>0.037 <text:s text:c="3"/>0.000 :0(round)</text:p>
          </table:table-cell>
          <table:table-cell table:number-columns-repeated="5"/>
        </table:table-row>
        <table:table-row table:style-name="ro2">
          <table:table-cell office:value-type="string">
            <text:p><text:s text:c="5"/>2027 <text:s text:c="3"/>0.026 <text:s text:c="3"/>0.000 <text:s text:c="3"/>0.066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197(chance)</text:p>
          </table:table-cell>
          <table:table-cell table:number-columns-repeated="2"/>
        </table:table-row>
        <table:table-row table:style-name="ro2">
          <table:table-cell office:value-type="string">
            <text:p><text:s text:c="5"/>2183 <text:s text:c="3"/>0.025 <text:s text:c="3"/>0.000 <text:s text:c="3"/>0.040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141(community_chest)</text:p>
          </table:table-cell>
          <table:table-cell table:number-columns-repeated="2"/>
        </table:table-row>
        <table:table-row table:style-name="ro2">
          <table:table-cell office:value-type="string">
            <text:p><text:s text:c="5"/>8124 <text:s text:c="3"/>0.023 <text:s text:c="3"/>0.000 <text:s text:c="3"/>0.023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303(property_owner)</text:p>
          </table:table-cell>
          <table:table-cell table:number-columns-repeated="2"/>
        </table:table-row>
        <table:table-row table:style-name="ro2">
          <table:table-cell office:value-type="string">
            <text:p><text:s text:c="6"/>100 <text:s text:c="3"/>0.022 <text:s text:c="3"/>0.000 <text:s text:c="3"/>0.039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94(create_board)</text:p>
          </table:table-cell>
          <table:table-cell table:number-columns-repeated="2"/>
        </table:table-row>
        <table:table-row table:style-name="ro2">
          <table:table-cell office:value-type="string">
            <text:p><text:s text:c="5"/>4994 <text:s text:c="3"/>0.021 <text:s text:c="3"/>0.000 <text:s text:c="3"/>0.021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477(monopoly_status)</text:p>
          </table:table-cell>
          <table:table-cell table:number-columns-repeated="2"/>
        </table:table-row>
        <table:table-row table:style-name="ro2">
          <table:table-cell office:value-type="string">
            <text:p><text:s text:c="5"/>1972 <text:s text:c="3"/>0.021 <text:s text:c="3"/>0.000 <text:s text:c="3"/>0.040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296(buy_property)</text:p>
          </table:table-cell>
          <table:table-cell table:number-columns-repeated="2"/>
        </table:table-row>
        <table:table-row table:style-name="ro2">
          <table:table-cell office:value-type="string">
            <text:p><text:s text:c="5"/>3558 <text:s text:c="3"/>0.019 <text:s text:c="3"/>0.000 <text:s text:c="3"/>0.019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425(even_building_test)</text:p>
          </table:table-cell>
          <table:table-cell table:number-columns-repeated="2"/>
        </table:table-row>
        <table:table-row table:style-name="ro2">
          <table:table-cell office:value-type="string">
            <text:p><text:s text:c="6"/>300 <text:s text:c="3"/>0.017 <text:s text:c="3"/>0.000 <text:s text:c="3"/>0.069 <text:s text:c="3"/>0.000 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3.4</text:p>
          </table:table-cell>
          <table:table-cell office:value-type="string">
            <text:p>random.py:258(shuffle)</text:p>
          </table:table-cell>
          <table:table-cell/>
        </table:table-row>
        <table:table-row table:style-name="ro1">
          <table:table-cell office:value-type="string">
            <text:p><text:s text:c="5"/>8065 <text:s text:c="3"/>0.016 <text:s text:c="3"/>0.000 <text:s text:c="3"/>0.016 <text:s text:c="3"/>0.000 :0(append)</text:p>
          </table:table-cell>
          <table:table-cell table:number-columns-repeated="5"/>
        </table:table-row>
        <table:table-row table:style-name="ro2">
          <table:table-cell office:value-type="string">
            <text:p><text:s text:c="5"/>5011 <text:s text:c="3"/>0.014 <text:s text:c="3"/>0.000 <text:s text:c="3"/>0.014 <text:s text:c="3"/>0.000 :0(len)</text:p>
          </table:table-cell>
          <table:table-cell table:number-columns-repeated="5"/>
        </table:table-row>
        <table:table-row table:style-name="ro2">
          <table:table-cell office:value-type="string">
            <text:p><text:s text:c="6"/>840 <text:s text:c="3"/>0.011 <text:s text:c="3"/>0.000 <text:s text:c="3"/>0.017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498(auction)</text:p>
          </table:table-cell>
          <table:table-cell table:number-columns-repeated="2"/>
        </table:table-row>
        <table:table-row table:style-name="ro2">
          <table:table-cell office:value-type="string">
            <text:p><text:s text:c="5"/>4000 <text:s text:c="3"/>0.011 <text:s text:c="3"/>0.000 <text:s text:c="3"/>0.011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47(__init__)</text:p>
          </table:table-cell>
          <table:table-cell table:number-columns-repeated="2"/>
        </table:table-row>
        <table:table-row table:style-name="ro1">
          <table:table-cell office:value-type="string">
            <text:p><text:s text:c="5"/>3933 <text:s text:c="3"/>0.010 <text:s text:c="3"/>0.000 <text:s text:c="3"/>0.010 <text:s text:c="3"/>0.000 :0(remove)</text:p>
          </table:table-cell>
          <table:table-cell table:number-columns-repeated="5"/>
        </table:table-row>
        <table:table-row table:style-name="ro2">
          <table:table-cell office:value-type="string">
            <text:p><text:s text:c="6"/>794 <text:s text:c="3"/>0.007 <text:s text:c="3"/>0.000 <text:s text:c="3"/>0.007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534(total_assets)</text:p>
          </table:table-cell>
          <table:table-cell table:number-columns-repeated="2"/>
        </table:table-row>
        <table:table-row table:style-name="ro2">
          <table:table-cell office:value-type="string">
            <text:p><text:s text:c="5"/>1174 <text:s text:c="3"/>0.005 <text:s text:c="3"/>0.000 <text:s text:c="3"/>0.007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277(move_to)</text:p>
          </table:table-cell>
          <table:table-cell table:number-columns-repeated="2"/>
        </table:table-row>
        <table:table-row table:style-name="ro1">
          <table:table-cell office:value-type="string">
            <text:p><text:s text:c="5"/>1233 <text:s text:c="3"/>0.004 <text:s text:c="3"/>0.000 <text:s text:c="3"/>0.004 <text:s text:c="3"/>0.000 :0(pow)</text:p>
          </table:table-cell>
          <table:table-cell table:number-columns-repeated="5"/>
        </table:table-row>
        <table:table-row table:style-name="ro2">
          <table:table-cell office:value-type="string">
            <text:p><text:s text:c="8"/>1 <text:s text:c="3"/>0.004 <text:s text:c="3"/>0.004 <text:s text:c="3"/>3.862 <text:s text:c="3"/>3.862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success.py:46(simple_success_indicator)</text:p>
          </table:table-cell>
          <table:table-cell table:number-columns-repeated="2"/>
        </table:table-row>
        <table:table-row table:style-name="ro2">
          <table:table-cell office:value-type="string">
            <text:p><text:s text:c="6"/>100 <text:s text:c="3"/>0.003 <text:s text:c="3"/>0.000 <text:s text:c="3"/>0.033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success.py:4(generate_random_opponent)</text:p>
          </table:table-cell>
          <table:table-cell table:number-columns-repeated="2"/>
        </table:table-row>
        <table:table-row table:style-name="ro2">
          <table:table-cell office:value-type="string">
            <text:p><text:s text:c="6"/>100 <text:s text:c="3"/>0.003 <text:s text:c="3"/>0.000 <text:s text:c="3"/>0.011 <text:s text:c="3"/>0.000 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3.4</text:p>
          </table:table-cell>
          <table:table-cell office:value-type="string">
            <text:p>random.py:280(sample)</text:p>
          </table:table-cell>
          <table:table-cell/>
        </table:table-row>
        <table:table-row table:style-name="ro2">
          <table:table-cell office:value-type="string">
            <text:p><text:s text:c="5"/>1028 <text:s text:c="3"/>0.003 <text:s text:c="3"/>0.000 <text:s text:c="3"/>0.003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285(go_to_jail)</text:p>
          </table:table-cell>
          <table:table-cell table:number-columns-repeated="2"/>
        </table:table-row>
        <table:table-row table:style-name="ro2">
          <table:table-cell office:value-type="string">
            <text:p><text:s text:c="6"/>301 <text:s text:c="3"/>0.003 <text:s text:c="3"/>0.000 <text:s text:c="3"/>0.009 <text:s text:c="3"/>0.000 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3.4</text:p>
          </table:table-cell>
          <table:table-cell office:value-type="string">
            <text:p>random.py:250(choice)</text:p>
          </table:table-cell>
          <table:table-cell/>
        </table:table-row>
        <table:table-row table:style-name="ro2">
          <table:table-cell office:value-type="string">
            <text:p><text:s text:c="6"/>100 <text:s text:c="3"/>0.002 <text:s text:c="3"/>0.000 <text:s text:c="3"/>0.068 <text:s text:c="3"/>0.001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85(create_cards)</text:p>
          </table:table-cell>
          <table:table-cell table:number-columns-repeated="2"/>
        </table:table-row>
        <table:table-row table:style-name="ro1">
          <table:table-cell office:value-type="string">
            <text:p><text:s text:c="6"/>665 <text:s text:c="3"/>0.002 <text:s text:c="3"/>0.000 <text:s text:c="3"/>0.002 <text:s text:c="3"/>0.000 :0(min)</text:p>
          </table:table-cell>
          <table:table-cell table:number-columns-repeated="5"/>
        </table:table-row>
        <table:table-row table:style-name="ro2">
          <table:table-cell office:value-type="string">
            <text:p><text:s text:c="6"/>200 <text:s text:c="3"/>0.002 <text:s text:c="3"/>0.000 <text:s text:c="3"/>0.004 <text:s text:c="3"/>0.000 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3.4</text:p>
          </table:table-cell>
          <table:table-cell office:value-type="string">
            <text:p>abc.py:178(__instancecheck__)</text:p>
          </table:table-cell>
          <table:table-cell/>
        </table:table-row>
        <table:table-row table:style-name="ro2">
          <table:table-cell office:value-type="string">
            <text:p><text:s text:c="6"/>200 <text:s text:c="3"/>0.002 <text:s text:c="3"/>0.000 <text:s text:c="3"/>0.005 <text:s text:c="3"/>0.000 :0(isinstance)</text:p>
          </table:table-cell>
          <table:table-cell table:number-columns-repeated="5"/>
        </table:table-row>
        <table:table-row table:style-name="ro2">
          <table:table-cell office:value-type="string">
            <text:p><text:s text:c="6"/>100 <text:s text:c="3"/>0.001 <text:s text:c="3"/>0.000 <text:s text:c="3"/>0.109 <text:s text:c="3"/>0.001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60(__init__)</text:p>
          </table:table-cell>
          <table:table-cell table:number-columns-repeated="2"/>
        </table:table-row>
        <table:table-row table:style-name="ro2">
          <table:table-cell office:value-type="string">
            <text:p><text:s text:c="6"/>235 <text:s text:c="3"/>0.001 <text:s text:c="3"/>0.000 <text:s text:c="3"/>0.001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416(even_selling_test)</text:p>
          </table:table-cell>
          <table:table-cell table:number-columns-repeated="2"/>
        </table:table-row>
        <table:table-row table:style-name="ro2">
          <table:table-cell office:value-type="string">
            <text:p><text:s text:c="6"/>306 <text:s text:c="3"/>0.001 <text:s text:c="3"/>0.000 <text:s text:c="3"/>0.001 <text:s text:c="3"/>0.000 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3.4</text:p>
          </table:table-cell>
          <table:table-cell office:value-type="string">
            <text:p>_weakrefset.py:70(__contains__)</text:p>
          </table:table-cell>
          <table:table-cell/>
        </table:table-row>
        <table:table-row table:style-name="ro2">
          <table:table-cell office:value-type="string">
            <text:p><text:s text:c="6"/>105 <text:s text:c="3"/>0.001 <text:s text:c="3"/>0.000 <text:s text:c="3"/>0.001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16(__init__)</text:p>
          </table:table-cell>
          <table:table-cell table:number-columns-repeated="2"/>
        </table:table-row>
        <table:table-row table:style-name="ro2">
          <table:table-cell office:value-type="string">
            <text:p><text:s text:c="6"/>205 <text:s text:c="3"/>0.001 <text:s text:c="3"/>0.000 <text:s text:c="3"/>0.001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31(reset_values)</text:p>
          </table:table-cell>
          <table:table-cell table:number-columns-repeated="2"/>
        </table:table-row>
        <table:table-row table:style-name="ro2">
          <table:table-cell office:value-type="string">
            <text:p><text:s text:c="6"/>227 <text:s text:c="3"/>0.001 <text:s text:c="3"/>0.000 <text:s text:c="3"/>0.001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357(sell_building)</text:p>
          </table:table-cell>
          <table:table-cell table:number-columns-repeated="2"/>
        </table:table-row>
        <table:table-row table:style-name="ro2">
          <table:table-cell office:value-type="string">
            <text:p><text:s text:c="6"/>100 <text:s text:c="3"/>0.000 <text:s text:c="3"/>0.000 <text:s text:c="3"/>0.000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86(&lt;listcomp&gt;)</text:p>
          </table:table-cell>
          <table:table-cell table:number-columns-repeated="2"/>
        </table:table-row>
        <table:table-row table:style-name="ro2">
          <table:table-cell office:value-type="string">
            <text:p><text:s text:c="6"/>100 <text:s text:c="3"/>0.000 <text:s text:c="3"/>0.000 <text:s text:c="3"/>0.000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87(&lt;listcomp&gt;)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 <text:s text:c="3"/>0.000 <text:s text:c="3"/>0.000 <text:s text:c="3"/>0.001 <text:s text:c="3"/>0.000 </text:p>
          </table:table-cell>
          <table:table-cell office:value-type="float" office:value="3.4">
            <text:p>3.4</text:p>
          </table:table-cell>
          <table:table-cell office:value-type="string">
            <text:p>lib</text:p>
          </table:table-cell>
          <table:table-cell office:value-type="string">
            <text:p>python3.4</text:p>
          </table:table-cell>
          <table:table-cell office:value-type="string">
            <text:p>abc.py:194(__subclasscheck__)</text:p>
          </table:table-cell>
        </table:table-row>
        <table:table-row table:style-name="ro2">
          <table:table-cell office:value-type="string">
            <text:p><text:s text:c="6"/>100 <text:s text:c="3"/>0.000 <text:s text:c="3"/>0.000 <text:s text:c="3"/>0.000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710(&lt;listcomp&gt;)</text:p>
          </table:table-cell>
          <table:table-cell table:number-columns-repeated="2"/>
        </table:table-row>
        <table:table-row table:style-name="ro1">
          <table:table-cell office:value-type="string">
            <text:p><text:s text:c="6"/>100 <text:s text:c="3"/>0.000 <text:s text:c="3"/>0.000 <text:s text:c="3"/>0.000 <text:s text:c="3"/>0.000 :0(extend)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Time elapsed: 8.1616 seconds.</text:p>
          </table:table-cell>
          <table:table-cell table:number-columns-repeated="5"/>
        </table:table-row>
        <table:table-row table:style-name="ro1" table:number-rows-repeated="104851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10:51:38</meta:creation-date>
    <dc:date>2014-08-11T13:33:45</dc:date>
    <meta:editing-duration>PT2H40M4S</meta:editing-duration>
    <meta:editing-cycles>2</meta:editing-cycles>
    <meta:generator>LibreOffice/4.0.0.3$MacOSX_x86 LibreOffice_project/53fd80e80f44edd735c18dbc5b6cde811e0a15c</meta:generator>
    <meta:document-statistic meta:table-count="1" meta:cell-count="186" meta:object-count="0"/>
  </office:meta>
</office:document-meta>
</file>